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officeooo:rsid="00045540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045540" style:font-size-asian="14pt" style:font-weight-asian="bold" style:font-size-complex="14pt"/>
    </style:style>
    <style:style style:name="T5" style:family="text">
      <style:text-properties style:font-name="Times New Roman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 </text:span><text:span text:style-name="T2">6</text:span><text:span text:style-name="T1">.1 Report</text:span></text:p>
      <text:p text:style-name="Standard"><text:span text:style-name="T3">Name:<text:tab/>Victor Gonzalez<text:tab/></text:span></text:p>
      <text:p text:style-name="Standard"><text:span text:style-name="T3">UT eID:<text:tab/>vg7893</text:span></text:p>
      <text:p text:style-name="Standard"><text:span text:style-name="T3">Section:<text:tab/>Thursday 10 AM : Telang</text:span></text:p>
      <text:p text:style-name="Standard"><text:span text:style-name="T3">Problem No: </text:span><text:bookmark text:name="_MON_1520276395"/><text:bookmark text:name="_MON_1520276421"/><text:bookmark-start text:name="_GoBack"/><text:span text:style-name="T4">P</text:span><text:bookmark-end text:name="_GoBack"/><text:span text:style-name="T4">roblem 17_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font-size-asian="11pt" style:font-style-asian="normal" style:font-weight-asian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4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5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7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8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o</meta:initial-creator>
    <meta:editing-cycles>9</meta:editing-cycles>
    <meta:creation-date>2016-01-23T01:49:00</meta:creation-date>
    <dc:date>2016-04-22T02:11:51.093653101</dc:date>
    <meta:editing-duration>PT8S</meta:editing-duration>
    <meta:generator>LibreOffice/4.2.8.2$Linux_X86_64 LibreOffice_project/420m0$Build-2</meta:generator>
    <meta:document-statistic meta:table-count="0" meta:image-count="0" meta:object-count="0" meta:page-count="1" meta:paragraph-count="5" meta:word-count="19" meta:character-count="106" meta:non-whitespace-character-count="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